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ce181e"/>
    </style:style>
  </office:automatic-styles>
  <office:body>
    <office:spreadsheet>
      <table:table table:name="Cus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iscriminação</text:p>
          </table:table-cell>
          <table:table-cell office:value-type="string" calcext:value-type="string">
            <text:p>unid.</text:p>
          </table:table-cell>
          <table:table-cell office:value-type="string" calcext:value-type="string">
            <text:p>quant.</text:p>
          </table:table-cell>
          <table:table-cell office:value-type="string" calcext:value-type="string">
            <text:p>v. unit.</text:p>
          </table:table-cell>
          <table:table-cell office:value-type="string" calcext:value-type="string">
            <text:p>v. total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one 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ateria selada 12V, 7A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66.9" calcext:value-type="float">
            <text:p>66,9</text:p>
          </table:table-cell>
          <table:table-cell table:formula="of:=[.D3]*[.E3]" office:value-type="float" office:value="66.9" calcext:value-type="float">
            <text:p>66,9</text:p>
          </table:table-cell>
          <table:table-cell table:formula="of:=[.F3]"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ensor p/ porta de aço</text:p>
          </table:table-cell>
          <table:table-cell office:value-type="string" calcext:value-type="string">
            <text:p>un.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,8</text:p>
          </table:table-cell>
          <table:table-cell table:formula="of:=[.D4]*[.E4]" office:value-type="float" office:value="27.6" calcext:value-type="float">
            <text:p>27,6</text:p>
          </table:table-cell>
          <table:table-cell table:formula="of:=[.G3]+[.F4]"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irene piezoelétrica SIR 115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16.61" calcext:value-type="float">
            <text:p>16,61</text:p>
          </table:table-cell>
          <table:table-cell table:formula="of:=[.D5]*[.E5]" office:value-type="float" office:value="16.61" calcext:value-type="float">
            <text:p>16,61</text:p>
          </table:table-cell>
          <table:table-cell table:formula="of:=[.G4]+[.F5]" office:value-type="float" office:value="111.11" calcext:value-type="float">
            <text:p>111,11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Cabo 6 via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589" calcext:value-type="float">
            <text:p>0,59</text:p>
          </table:table-cell>
          <table:table-cell table:formula="of:=[.D6]*[.E6]" office:value-type="float" office:value="11.78" calcext:value-type="float">
            <text:p>11,78</text:p>
          </table:table-cell>
          <table:table-cell table:formula="of:=[.G5]+[.F6]" office:value-type="float" office:value="122.89" calcext:value-type="float">
            <text:p>122,8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asa da robó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6"/>
        </table:table-row>
      </table:table>
      <table:table table:name="Barrament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pino</text:p>
          </table:table-cell>
          <table:table-cell table:style-name="ce1"/>
          <table:table-cell table:style-name="ce1" office:value-type="string" calcext:value-type="string">
            <text:p>pin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2">
          <table:table-cell office:value-type="string" calcext:value-type="string">
            <text:p>Sensor 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nsor 2</text:p>
          </table:table-cell>
        </table:table-row>
        <table:table-row table:style-name="ro1">
          <table:table-cell office:value-type="string" calcext:value-type="string">
            <text:p>Sensor 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nsor 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– RA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sir</text:p>
          </table:table-cell>
          <table:table-cell/>
          <table:table-cell office:value-type="string" calcext:value-type="string">
            <text:p>2 – RA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 – RB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 – RB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9 – RB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6 – RB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13 – RB7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10 – RB4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1 – RB5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12 – RB6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7 – RA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8 – RA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1 – R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– 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 – R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– RA5/MCLR</text:p>
          </table:table-cell>
          <table:table-cell/>
          <table:table-cell office:value-type="string" calcext:value-type="string">
            <text:p>+5,gnd,resset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5 – VSS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6 – RB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7 – RB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8 – RB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9 – RB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0 – RB4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1 – RB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2 – RB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3 – RB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4 – VDD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table:style-name="ce2" office:value-type="string" calcext:value-type="string">
            <text:p>15 – RA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6 – RA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 – RA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 – RA1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1:50:41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19S</meta:editing-duration>
    <meta:editing-cycles>5</meta:editing-cycles>
    <meta:generator>LibreOffice/5.4.4.2$Windows_X86_64 LibreOffice_project/2524958677847fb3bb44820e40380acbe820f960</meta:generator>
    <dc:date>2021-05-01T16:17:11.922000000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